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2cm" draw:marker-start-width="1.8cm" draw:marker-end-width="0.6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ff0000" fo:font-family="'Sci Fied 2002'" style:font-pitch="variable" fo:font-size="24pt" fo:font-weight="normal"/>
    </style:style>
    <style:style style:name="T1" style:family="text">
      <style:text-properties fo:color="#ff0000" fo:font-family="'Sci Fied 2002'" style:font-pitch="variable" fo:font-size="24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cm" svg:height="2cm" svg:x="4cm" svg:y="13cm">
          <text:p text:style-name="P1"/>
          <text:p text:style-name="P1">IO </text:p>
          <text:p text:style-name="P1">( Touch Panel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cm" svg:x="11cm" svg:y="13cm"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cm" svg:x="19.5cm" svg:y="6cm">
          <text:p text:style-name="P1">Code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cm" svg:x="3.458cm" svg:y="6cm">
          <text:p text:style-name="P1">Communication</text:p>
          <text:p text:style-name="P1">(LAN,WIFI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4cm" svg:x="12cm" svg:y="4cm">
          <text:p text:style-name="P1">Application </text:p>
          <text:p text:style-name="P1">Core Module</text:p>
          <text:p text:style-name="P1">(CPU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cm" svg:x="19.5cm" svg:y="3.5cm">
          <text:p text:style-name="P1">Storage </text:p>
          <text:p text:style-name="P1">(SD,SATA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2cm" svg:x="17cm" svg:y="17.5cm">
          <text:p text:style-name="P1">VGA Screen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4.5cm" svg:height="2cm" svg:x="17cm" svg:y="15cm">
          <text:p text:style-name="P1">Multimedia 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4.5cm" svg:height="1.5cm" svg:x="17cm" svg:y="13cm">
          <text:p text:style-name="P1">Codec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cm" svg:y1="10.5cm" svg:x2="28.038cm" svg:y2="10.5cm">
          <text:p text:style-name="P3"/>
        </draw:connector>
        <draw:line draw:style-name="gr3" draw:text-style-name="P2" draw:layer="layout" svg:x1="6.5cm" svg:y1="13cm" svg:x2="6.5cm" svg:y2="10.5cm">
          <text:p text:style-name="P3"/>
        </draw:line>
        <draw:line draw:style-name="gr3" draw:text-style-name="P2" draw:layer="layout" svg:x1="6cm" svg:y1="8cm" svg:x2="6cm" svg:y2="10.5cm">
          <text:p text:style-name="P3"/>
        </draw:line>
        <draw:line draw:style-name="gr3" draw:text-style-name="P2" draw:layer="layout" svg:x1="13.5cm" svg:y1="13cm" svg:x2="13.5cm" svg:y2="10.5cm">
          <text:p text:style-name="P3"/>
        </draw:line>
        <draw:line draw:style-name="gr3" draw:text-style-name="P2" draw:layer="layout" svg:x1="14.5cm" svg:y1="8cm" svg:x2="14.5cm" svg:y2="10.5cm">
          <text:p text:style-name="P3"/>
        </draw:line>
        <draw:line draw:style-name="gr3" draw:text-style-name="P2" draw:layer="layout" svg:x1="21.5cm" svg:y1="5.5cm" svg:x2="21.5cm" svg:y2="6cm">
          <text:p text:style-name="P3"/>
        </draw:line>
        <draw:line draw:style-name="gr3" draw:text-style-name="P2" draw:layer="layout" svg:x1="21.5cm" svg:y1="8cm" svg:x2="21.5cm" svg:y2="10.5cm">
          <text:p text:style-name="P3"/>
        </draw:line>
        <draw:line draw:style-name="gr3" draw:text-style-name="P2" draw:layer="layout" svg:x1="19cm" svg:y1="17.5cm" svg:x2="19cm" svg:y2="17cm">
          <text:p text:style-name="P3"/>
        </draw:line>
        <draw:connector draw:style-name="gr3" draw:text-style-name="P2" draw:layer="layout" svg:x1="19.25cm" svg:y1="15cm" svg:x2="19.25cm" svg:y2="14.5cm" draw:start-shape="id1" draw:start-glue-point="0" draw:end-shape="id2" draw:end-glue-point="2">
          <text:p text:style-name="P3"/>
        </draw:connector>
        <draw:line draw:style-name="gr3" draw:text-style-name="P2" draw:layer="layout" svg:x1="19cm" svg:y1="13cm" svg:x2="19cm" svg:y2="10.5cm">
          <text:p text:style-name="P3"/>
        </draw:line>
        <draw:frame draw:style-name="gr4" draw:text-style-name="P4" draw:layer="layout" svg:width="13.477cm" svg:height="1.237cm" svg:x="8cm" svg:y="1.5cm">
          <draw:text-box>
            <text:p text:style-name="P3"><text:span text:style-name="T1">E-block Distributed System</text:span></text:p>
          </draw:text-box>
        </draw:frame>
        <draw:frame draw:style-name="gr4" draw:layer="layout" svg:width="5.396cm" svg:height="9.725cm" svg:x="21.5cm" svg:y="11cm">
          <draw:text-box>
            <text:p text:style-name="P3">- Fast Bus</text:p>
            <text:p text:style-name="P3">- Low cost</text:p>
            <text:p text:style-name="P3">- Noise immune</text:p>
            <text:p text:style-name="P3">- Easy to connect</text:p>
            <text:p text:style-name="P3"/>
            <text:p text:style-name="P3">Candidate</text:p>
            <text:p text:style-name="P3"><text:s text:c="2"/>- Laser </text:p>
            <text:p text:style-name="P3"><text:s text:c="2"/>- TCP/IP</text:p>
            <text:p text:style-name="P3"><text:s text:c="2"/>- <text:s/>USB</text:p>
            <text:p text:style-name="P3"><text:s text:c="2"/>- <text:s/>Bluetooth</text:p>
            <text:p text:style-name="P3"><text:s text:c="2"/>- <text:s/>IR</text:p>
            <text:p text:style-name="P3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gsana New'" style:font-family-generic-asian="system" style:font-pitch-asian="variable" style:font-size-asian="24pt" style:language-asian="en" style:country-asian="US" style:font-family-complex="'Angsana New'" style:font-family-generic-complex="system" style:font-pitch-complex="variable" style:font-size-complex="24pt" style:language-complex="th" style:country-complex="T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8-07-30T07:32:35</meta:creation-date>
    <dc:date>2008-07-30T07:54:44</dc:date>
    <meta:print-date>2008-07-30T07:52:49</meta:print-date>
    <dc:language>en-US</dc:language>
    <meta:editing-cycles>5</meta:editing-cycles>
    <meta:editing-duration>PT19M19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